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c77f5" officeooo:paragraph-rsid="00037df6" style:font-weight-asian="bold" style:font-weight-complex="bold"/>
    </style:style>
    <style:style style:name="P2" style:family="paragraph" style:parent-style-name="Standard">
      <style:text-properties fo:font-weight="bold" officeooo:rsid="0052e581" officeooo:paragraph-rsid="00037df6" style:font-weight-asian="bold" style:font-weight-complex="bold"/>
    </style:style>
    <style:style style:name="P3" style:family="paragraph" style:parent-style-name="Standard">
      <style:text-properties fo:font-weight="normal" officeooo:rsid="001c77f5" officeooo:paragraph-rsid="00037df6" style:font-weight-asian="normal" style:font-weight-complex="normal"/>
    </style:style>
    <style:style style:name="P4" style:family="paragraph" style:parent-style-name="Standard">
      <style:text-properties fo:font-weight="normal" officeooo:rsid="00211da0" officeooo:paragraph-rsid="00037df6" style:font-weight-asian="normal" style:font-weight-complex="normal"/>
    </style:style>
    <style:style style:name="P5" style:family="paragraph" style:parent-style-name="Standard">
      <style:text-properties fo:font-weight="normal" officeooo:rsid="004a98cb" officeooo:paragraph-rsid="00037df6" style:font-weight-asian="normal" style:font-weight-complex="normal"/>
    </style:style>
    <style:style style:name="P6" style:family="paragraph" style:parent-style-name="Standard">
      <style:text-properties fo:font-weight="normal" officeooo:rsid="00544421" officeooo:paragraph-rsid="00037df6" style:font-weight-asian="normal" style:font-weight-complex="normal"/>
    </style:style>
    <style:style style:name="P7" style:family="paragraph" style:parent-style-name="Standard">
      <style:text-properties fo:font-weight="normal" officeooo:rsid="0052e581" officeooo:paragraph-rsid="00037df6" style:font-weight-asian="normal" style:font-weight-complex="normal"/>
    </style:style>
    <style:style style:name="T1" style:family="text">
      <style:text-properties officeooo:rsid="0039468d"/>
    </style:style>
    <style:style style:name="T2" style:family="text">
      <style:text-properties officeooo:rsid="0038a7ee"/>
    </style:style>
    <style:style style:name="T3" style:family="text">
      <style:text-properties officeooo:rsid="0043264a"/>
    </style:style>
    <style:style style:name="T4" style:family="text">
      <style:text-properties officeooo:rsid="0021ed9a"/>
    </style:style>
    <style:style style:name="T5" style:family="text">
      <style:text-properties officeooo:rsid="002a59e3"/>
    </style:style>
    <style:style style:name="T6" style:family="text">
      <style:text-properties officeooo:rsid="00286ce4"/>
    </style:style>
    <style:style style:name="T7" style:family="text">
      <style:text-properties officeooo:rsid="00516761"/>
    </style:style>
    <style:style style:name="T8" style:family="text">
      <style:text-properties officeooo:rsid="00037df6"/>
    </style:style>
    <style:style style:name="T9" style:family="text">
      <style:text-properties fo:font-weight="normal" style:font-weight-asian="normal" style:font-weight-complex="normal"/>
    </style:style>
    <style:style style:name="T10" style:family="text">
      <style:text-properties fo:font-weight="normal" officeooo:rsid="00626921" style:font-weight-asian="normal" style:font-weight-complex="normal"/>
    </style:style>
    <style:style style:name="T11" style:family="text">
      <style:text-properties fo:font-weight="normal" officeooo:rsid="00544421" style:font-weight-asian="normal" style:font-weight-complex="normal"/>
    </style:style>
    <style:style style:name="T12" style:family="text">
      <style:text-properties fo:font-weight="normal" officeooo:rsid="0056e4df" style:font-weight-asian="normal" style:font-weight-complex="normal"/>
    </style:style>
    <style:style style:name="T13" style:family="text">
      <style:text-properties fo:font-weight="normal" officeooo:rsid="0059c3b3" style:font-weight-asian="normal" style:font-weight-complex="normal"/>
    </style:style>
    <style:style style:name="T14" style:family="text">
      <style:text-properties fo:font-weight="normal" officeooo:rsid="0059d72f" style:font-weight-asian="normal" style:font-weight-complex="normal"/>
    </style:style>
    <style:style style:name="T15" style:family="text">
      <style:text-properties fo:font-weight="normal" officeooo:rsid="00636b5e" style:font-weight-asian="normal" style:font-weight-complex="normal"/>
    </style:style>
    <style:style style:name="T16" style:family="text">
      <style:text-properties fo:font-weight="normal" officeooo:rsid="00055251" style:font-weight-asian="normal" style:font-weight-complex="normal"/>
    </style:style>
    <style:style style:name="T17" style:family="text">
      <style:text-properties style:text-position="super 58%" fo:font-weight="normal" officeooo:rsid="00544421" style:font-weight-asian="normal" style:font-weight-complex="normal"/>
    </style:style>
    <style:style style:name="T18" style:family="text">
      <style:text-properties style:text-position="super 58%" fo:font-weight="normal" officeooo:rsid="0056e4df"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son for applying/statement of interest</text:p>
      <text:p text:style-name="P1"/>
      <text:p text:style-name="P4"><text:span text:style-name="T1">M</text:span>y application is <text:span text:style-name="T2">driven primarily by the desire to address the questions my younger self has asked. In the process of</text:span> advanc<text:span text:style-name="T3">ing</text:span> my studies in<text:span text:style-name="T4"> theoretical </text:span>physics, <text:span text:style-name="T5">I hope to be able to return to these questions again that I now understand are problems in the field of High Energy Physics</text:span>. <text:span text:style-name="T6">The undergraduate syllabus has provided an exciting glimpse of the treasures in theoretical physics. Equally, it has also hinted on the importance of mathematics as a language for exploring physics. Ever since, I am fascinated by, to borrow from the title of Wigner’s paper, the ‘unreasonable effectiveness of mathematics’ in fundamental physics and I am curious about its limitations, if any, in tackling unsolved physics problems. I have been instantly captivated by the ongoing works of the Cavendish Theory Group. In particular, the Theory Beyond The Standard Model and SUSY research groups fascinate me with their fervent search for more elegant mathematics to understand the physical world and I hope that in learning from among the brightest minds in this field during my Masters course I would be able to participate in the theoretical HEP group in the near future and contribute to the research as well. Lastly, to be given the chance to experience the academic world of Cambridge, with even the slightest opportunity to stand on the shoulders of giants that have made historical impacts in the world of physical sciences and beyond would be a major cultural experience to me.</text:span></text:p>
      <text:p text:style-name="P4"/>
      <text:p text:style-name="P1"><text:span text:style-name="T8">C</text:span>areer goals</text:p>
      <text:p text:style-name="P3"/>
      <text:p text:style-name="P5"><text:span text:style-name="T7">In line with Cambridge’s mission,</text:span> <text:span text:style-name="T7">I would like to be able to contribute to society through the pursuit of increasingly sophisticated understanding of the world we live in. </text:span>I <text:span text:style-name="T7">am planning </text:span>to <text:span text:style-name="T7">take on a PhD and then work towards a postdoctoral position</text:span> <text:span text:style-name="T7">immediately after in the field of High Energy Physics. As mentioned in the statement above, I am interested in the current works by the Cavendish Theory Group and I would like to participate in that group and to work on one of the problems. Particularly, I would like to explore possible new physics that may help guide us beyond the Standard Model. In the similar vein, I hope to set an example to future generations by providing lectures and guidance in university. In doing so, I aspire to spark curiosity in the future undergraduates to pursue the physical science to the highest degree as the likes of Feynman and Witten have inspired me, for there will remain unsolved problems in physics and we would have to pass the baton on to them.</text:span></text:p>
      <text:p text:style-name="P5"/>
      <text:p text:style-name="P2">Additional information</text:p>
      <text:p text:style-name="P7"/>
      <text:p text:style-name="P2"><text:span text:style-name="T9">Beyond the physics department, I enjoy </text:span><text:span text:style-name="T10">extra-curricular activities </text:span><text:span text:style-name="T9">as a means of relaxation, particularly in ballroom dancing. In first year, I was elected secretary of the </text:span><text:span text:style-name="T10">B</text:span><text:span text:style-name="T9">allroom and </text:span><text:span text:style-name="T10">L</text:span><text:span text:style-name="T9">atin </text:span><text:span text:style-name="T10">D</text:span><text:span text:style-name="T9">ancesport society and represented our university in competitions. </text:span><text:span text:style-name="T11">In 2014 I was ranked 23</text:span><text:span text:style-name="T17">rd</text:span><text:span text:style-name="T11"> in </text:span><text:span text:style-name="T10">the B</text:span><text:span text:style-name="T11">allroom </text:span><text:span text:style-name="T10">category </text:span><text:span text:style-name="T11">and 20</text:span><text:span text:style-name="T17">th</text:span><text:span text:style-name="T11"> in </text:span><text:span text:style-name="T10">the L</text:span><text:span text:style-name="T11">atin </text:span><text:span text:style-name="T10">category </text:span><text:span text:style-name="T11">in the UK’s university circuit. </text:span><text:span text:style-name="T10">I</text:span><text:span text:style-name="T12">n 2015 I achieved 1</text:span><text:span text:style-name="T18">st</text:span><text:span text:style-name="T12"> place in Novice Waltz </text:span><text:span text:style-name="T13">c</text:span><text:span text:style-name="T12">ategory in </text:span><text:span text:style-name="T14">the</text:span><text:span text:style-name="T12"> Kent </text:span><text:span text:style-name="T14">University Titles</text:span><text:span text:style-name="T11">. </text:span><text:span text:style-name="T15">As part of the committee I have also hosted a dance charity in aid of Age UK, helping to raise over £</text:span><text:span text:style-name="T16">2</text:span><text:span text:style-name="T15">000. </text:span><text:span text:style-name="T11">However, this year I have participated the </text:span><text:span text:style-name="T10">Royal Holloway’s S</text:span><text:span text:style-name="T11">ymphony </text:span><text:span text:style-name="T10">O</text:span><text:span text:style-name="T11">rchestra as part of the backstage team </text:span><text:span text:style-name="T10">due to </text:span><text:span text:style-name="T11">my love for classical music and a desire to gain experience working in stage management. When spare time </text:span><text:span text:style-name="T10">is available </text:span><text:span text:style-name="T11">I also enjoy learning new things – I have picked up juggling last year and from my recently discovered love for progr</text:span><text:span text:style-name="T12">a</text:span><text:span text:style-name="T11">mming I am </text:span><text:span text:style-name="T10">currently </text:span><text:span text:style-name="T11">self-teaching C++ for next year’s course and web designing.</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13:25:19.859889046</meta:creation-date>
    <dc:date>2016-09-27T16:03:48.081386813</dc:date>
    <meta:editing-duration>PT11M12S</meta:editing-duration>
    <meta:editing-cycles>3</meta:editing-cycles>
    <meta:generator>LibreOffice/5.1.4.2$Linux_X86_64 LibreOffice_project/10m0$Build-2</meta:generator>
    <meta:document-statistic meta:table-count="0" meta:image-count="0" meta:object-count="0" meta:page-count="1" meta:paragraph-count="6" meta:word-count="595" meta:character-count="3537" meta:non-whitespace-character-count="2947"/>
  </office:meta>
</office:document-meta>
</file>